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.1 -&gt; Which field of the Customers table is the primary key?</text:p>
      <text:p text:style-name="Standard">A.1 -&gt; CNUM is the primary key in the customers table as it is the customer number which is the</text:p>
      <text:p text:style-name="Standard"><text:s text:c="7"/>unique column in the table. The primary key in SQL is a single, or a group of fields or</text:p>
      <text:p text:style-name="Standard"><text:s text:c="7"/>columns that can uniquely identify a row in a table</text:p>
      <text:p text:style-name="Standard"><text:s text:c="7"/></text:p>
      <text:p text:style-name="Standard">Q.2 -&gt; What is the 4th column of the Customers table?</text:p>
      <text:p text:style-name="Standard">A.2 -&gt; Rating is the 4th column of the customers table</text:p>
      <text:p text:style-name="Standard"/>
      <text:p text:style-name="Standard">Q.3 -&gt; What is another word for row? For column?</text:p>
      <text:p text:style-name="Standard">A.3 -&gt; Row is also called as tuple, record. Column is also called as attribute.</text:p>
      <text:p text:style-name="Standard"/>
      <text:p text:style-name="Standard">Q.4 -&gt; Why isn’t it possible to see the first five rows of a table?</text:p>
      <text:p text:style-name="Standard">A.4 -&gt; It is not possible to see first five rows of a table because in RDBMS the records are saved </text:p>
      <text:p text:style-name="Standard"><text:s text:c="7"/>on different address in the Database Server Hard Disk means that the records are fragmented.</text:p>
      <text:p text:style-name="Standard"><text:s text:c="7"/>We can see first five if there is no update in the record. If the records of datatype varchar </text:p>
      <text:p text:style-name="Standard"><text:s text:c="7"/>then size of the data inserted changes hence the address where it is stored previously is not</text:p>
      <text:p text:style-name="Standard"><text:s text:c="7"/>enough for it then the address changes and we will not be able to get the record in same</text:p>
      <text:p text:style-name="Standard"><text:s text:c="7"/>sequenc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1:53:56.519416448</meta:creation-date>
    <dc:date>2024-03-19T21:54:15.660199573</dc:date>
    <meta:editing-duration>PT19S</meta:editing-duration>
    <meta:editing-cycles>1</meta:editing-cycles>
    <meta:document-statistic meta:table-count="0" meta:image-count="0" meta:object-count="0" meta:page-count="1" meta:paragraph-count="16" meta:word-count="215" meta:character-count="1126" meta:non-whitespace-character-count="868"/>
    <meta:generator>LibreOffice/7.3.2.2$Linux_X86_64 LibreOffice_project/30$Build-2</meta:generator>
  </office:meta>
</office:document-meta>
</file>